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mpl_toolkits.mplot3d import Axes3D</text:p>
      <text:p text:style-name="Standard"/>
      <text:p text:style-name="Standard"># Generate 3D spiral points based on Collatz sequence</text:p>
      <text:p text:style-name="Standard">def generate_helix_spiral_points(n):</text:p>
      <text:p text:style-name="Standard"><text:s text:c="4"/>sequence = collatz_sequence(n)</text:p>
      <text:p text:style-name="Standard"><text:s text:c="4"/>harmonics = [reduce_to_harmonic(x) for x in sequence]</text:p>
      <text:p text:style-name="Standard"><text:s text:c="4"/>theta = 0</text:p>
      <text:p text:style-name="Standard"><text:s text:c="4"/>radius = 1</text:p>
      <text:p text:style-name="Standard"><text:s text:c="4"/>z = 0</text:p>
      <text:p text:style-name="Standard"><text:s text:c="4"/>points = []</text:p>
      <text:p text:style-name="Standard"><text:s text:c="4"/>for h in harmonics:</text:p>
      <text:p text:style-name="Standard"><text:s text:c="8"/>x = radius * np.cos(theta)</text:p>
      <text:p text:style-name="Standard"><text:s text:c="8"/>y = radius * np.sin(theta)</text:p>
      <text:p text:style-name="Standard"><text:s text:c="8"/>points.append((x, y, z, h))</text:p>
      <text:p text:style-name="Standard"><text:s text:c="8"/>theta += theta_increment * h <text:s/># Harmonic affects angle step</text:p>
      <text:p text:style-name="Standard"><text:s text:c="8"/>radius *= scaling_factor <text:s text:c="6"/># Scale the spiral</text:p>
      <text:p text:style-name="Standard"><text:s text:c="8"/>z += 1 <text:s/># Move upward to create a helix</text:p>
      <text:p text:style-name="Standard"><text:s text:c="4"/>return points</text:p>
      <text:p text:style-name="Standard"/>
      <text:p text:style-name="Standard"># Generate helix spiral data for numbers 1 to 50</text:p>
      <text:p text:style-name="Standard">helix_data = []</text:p>
      <text:p text:style-name="Standard">for i in range(1, 51):</text:p>
      <text:p text:style-name="Standard"><text:s text:c="4"/>helix_data.extend(generate_helix_spiral_points(i))</text:p>
      <text:p text:style-name="Standard"/>
      <text:p text:style-name="Standard"># Plot the helix spiral with nodes as high-energy points</text:p>
      <text:p text:style-name="Standard">fig = plt.figure(figsize=(10, 8))</text:p>
      <text:p text:style-name="Standard">ax = fig.add_subplot(111, projection='3d')</text:p>
      <text:p text:style-name="Standard"/>
      <text:p text:style-name="Standard">for x, y, z, h in helix_data:</text:p>
      <text:p text:style-name="Standard"><text:s text:c="4"/>ax.scatter(x, y, z, c='blue', s=h*5, alpha=0.6) <text:s/># Size proportional to harmonic</text:p>
      <text:p text:style-name="Standard"/>
      <text:p text:style-name="Standard"># Add annotations for key numbers</text:p>
      <text:p text:style-name="Standard">for x, y, z, h in helix_data:</text:p>
      <text:p text:style-name="Standard"><text:s text:c="4"/>if h in key_numbers:</text:p>
      <text:p text:style-name="Standard"><text:s text:c="8"/>ax.text(x, y, z, str(h), fontsize=8, ha='center', va='center', color='red')</text:p>
      <text:p text:style-name="Standard"/>
      <text:p text:style-name="Standard"># Styling the plot</text:p>
      <text:p text:style-name="Standard">ax.set_title("Collatz Sequence in Helix Spiral (1 to 50)", fontsize=14)</text:p>
      <text:p text:style-name="Standard">ax.set_xlabel("X")</text:p>
      <text:p text:style-name="Standard">ax.set_ylabel("Y")</text:p>
      <text:p text:style-name="Standard">ax.set_zlabel("Z")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09:34.603311821</meta:creation-date>
    <dc:date>2025-01-18T12:16:52.631990018</dc:date>
    <meta:editing-duration>PT7M18S</meta:editing-duration>
    <meta:editing-cycles>1</meta:editing-cycles>
    <meta:document-statistic meta:table-count="0" meta:image-count="0" meta:object-count="0" meta:page-count="1" meta:paragraph-count="36" meta:word-count="181" meta:character-count="1289" meta:non-whitespace-character-count="1035"/>
    <meta:generator>LibreOffice/24.2.7.2$Linux_X86_64 LibreOffice_project/420$Build-2</meta:generator>
  </office:meta>
</office:document-meta>
</file>